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62cm" fo:min-width="3.884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5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942cm" fo:min-width="2.966cm"/>
    </style:style>
    <style:style style:name="gr5" style:family="graphic" style:parent-style-name="standard">
      <style:graphic-properties draw:textarea-horizontal-align="justify" draw:textarea-vertical-align="middle" draw:auto-grow-height="false" fo:min-height="0.74cm" fo:min-width="1.41cm"/>
    </style:style>
    <style:style style:name="gr6" style:family="graphic" style:parent-style-name="standard">
      <style:graphic-properties draw:textarea-horizontal-align="justify" draw:textarea-vertical-align="middle" draw:auto-grow-height="false" fo:min-height="0.924cm" fo:min-width="1.692cm"/>
    </style:style>
    <style:style style:name="gr7" style:family="graphic" style:parent-style-name="standard">
      <style:graphic-properties draw:textarea-horizontal-align="justify" draw:textarea-vertical-align="middle" draw:auto-grow-height="false" fo:min-height="0.74cm" fo:min-width="1.83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6.2cm" svg:height="4.4cm" svg:x="12.5cm" svg:y="1.24cm">
          <text:p text:style-name="P1"><text:span text:style-name="T1">Aprendizado </text:span></text:p>
          <text:p text:style-name="P1"><text:span text:style-name="T1">Induti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cm" svg:height="3cm" svg:x="4.8cm" svg:y="7.44cm">
          <text:p text:style-name="P2"><text:span text:style-name="T1">Supervision</text:span><text:span text:style-name="T1">ad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cm" svg:height="3cm" svg:x="19.4cm" svg:y="7.44cm">
          <text:p text:style-name="P1"><text:span text:style-name="T1">Não </text:span></text:p>
          <text:p text:style-name="P1"><text:span text:style-name="T1">Supervisionado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408cm" svg:y1="4.996cm" svg:x2="7.8cm" svg:y2="7.44cm" draw:start-shape="id1" draw:start-glue-point="7" draw:end-shape="id2" draw:end-glue-point="0" svg:d="M13408 4996l-5608 2444" svg:viewBox="0 0 5609 2445">
          <text:p/>
        </draw:connector>
        <draw:connector draw:style-name="gr3" draw:text-style-name="P3" draw:layer="layout" draw:type="line" svg:x1="17.792cm" svg:y1="4.996cm" svg:x2="22.4cm" svg:y2="7.44cm" draw:start-shape="id1" draw:start-glue-point="9" draw:end-shape="id3" draw:end-glue-point="0" svg:d="M17792 4996l4608 2444" svg:viewBox="0 0 4609 2445">
          <text:p/>
        </draw:connector>
        <draw:custom-shape draw:style-name="gr4" draw:text-style-name="P1" xml:id="id4" draw:id="id4" draw:layer="layout" svg:width="4.9cm" svg:height="3.1cm" svg:x="2.6cm" svg:y="13.24cm">
          <text:p text:style-name="P2"><text:span text:style-name="T1">Classific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7.8cm" svg:y1="10.44cm" svg:x2="5.05cm" svg:y2="13.24cm" draw:start-shape="id2" draw:start-glue-point="2" draw:end-shape="id4" draw:end-glue-point="4" svg:d="M7800 10440l-2750 2800" svg:viewBox="0 0 2751 2801">
          <text:p/>
        </draw:connector>
        <draw:custom-shape draw:style-name="gr4" draw:text-style-name="P1" xml:id="id5" draw:id="id5" draw:layer="layout" svg:width="4.9cm" svg:height="3.1cm" svg:x="9.1cm" svg:y="13.14cm">
          <text:p text:style-name="P2"><text:span text:style-name="T1">Regres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7.8cm" svg:y1="10.44cm" svg:x2="11.55cm" svg:y2="13.14cm" draw:start-shape="id2" draw:start-glue-point="2" draw:end-shape="id5" draw:end-glue-point="4" svg:d="M7800 10440l3750 2700" svg:viewBox="0 0 3751 2701">
          <text:p/>
        </draw:connector>
        <draw:custom-shape draw:style-name="gr4" draw:text-style-name="P1" xml:id="id6" draw:id="id6" draw:layer="layout" svg:width="4.9cm" svg:height="3.1cm" svg:x="20cm" svg:y="13.14cm">
          <text:p text:style-name="P2"><text:span text:style-name="T1">Agrupam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2.4cm" svg:y1="10.44cm" svg:x2="22.45cm" svg:y2="13.14cm" draw:start-shape="id3" draw:start-glue-point="2" draw:end-shape="id6" draw:end-glue-point="4" svg:d="M22400 10440l50 2700" svg:viewBox="0 0 51 2701">
          <text:p/>
        </draw:connector>
        <draw:custom-shape draw:style-name="gr5" draw:text-style-name="P1" xml:id="id7" draw:id="id7" draw:layer="layout" svg:width="2.7cm" svg:height="1.4cm" svg:x="1.9cm" svg:y="17.74cm">
          <text:p text:style-name="P2"><text:span text:style-name="T1">K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3.1cm" svg:height="1.66cm" svg:x="6.1cm" svg:y="17.84cm">
          <text:p text:style-name="P2"><text:span text:style-name="T1">Naive</text:span></text:p>
          <text:p text:style-name="P2"><text:span text:style-name="T1">Bay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5.05cm" svg:y1="16.34cm" svg:x2="3.25cm" svg:y2="17.74cm" draw:start-shape="id4" draw:start-glue-point="8" draw:end-shape="id7" draw:end-glue-point="4" svg:d="M5050 16340l-1800 1400" svg:viewBox="0 0 1801 1401">
          <text:p/>
        </draw:connector>
        <draw:connector draw:style-name="gr3" draw:text-style-name="P3" draw:layer="layout" draw:type="line" svg:x1="5.05cm" svg:y1="16.34cm" svg:x2="7.65cm" svg:y2="17.84cm" draw:start-shape="id4" draw:start-glue-point="8" draw:end-shape="id8" draw:end-glue-point="4" svg:d="M5050 16340l2600 1500" svg:viewBox="0 0 2601 1501">
          <text:p/>
        </draw:connector>
        <draw:custom-shape draw:style-name="gr5" draw:text-style-name="P1" xml:id="id9" draw:id="id9" draw:layer="layout" svg:width="2.7cm" svg:height="1.4cm" svg:x="10.2cm" svg:y="17.64cm">
          <text:p text:style-name="P2"><text:span text:style-name="T1">SVM 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1.55cm" svg:y1="16.24cm" svg:x2="11.55cm" svg:y2="17.64cm" draw:start-shape="id5" draw:start-glue-point="8" draw:end-shape="id9" draw:end-glue-point="4" svg:d="M11550 16240v1400" svg:viewBox="0 0 1 1401">
          <text:p/>
        </draw:connector>
        <draw:custom-shape draw:style-name="gr7" draw:text-style-name="P1" xml:id="id10" draw:id="id10" draw:layer="layout" svg:width="3.3cm" svg:height="1.4cm" svg:x="20.8cm" svg:y="17.54cm">
          <text:p text:style-name="P2"><text:span text:style-name="T1">KMeans 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22.45cm" svg:y1="16.24cm" svg:x2="22.45cm" svg:y2="17.54cm" draw:start-shape="id6" draw:start-glue-point="8" draw:end-shape="id10" draw:end-glue-point="4" svg:d="M22450 16240v1300" svg:viewBox="0 0 1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0T15:31:20.816740110</meta:creation-date>
    <dc:date>2017-09-10T15:51:36.100763383</dc:date>
    <meta:editing-duration>PT8M23S</meta:editing-duration>
    <meta:editing-cycles>2</meta:editing-cycles>
    <meta:generator>LibreOffice/5.2.2.2$Linux_X86_64 LibreOffice_project/20m0$Build-2</meta:generator>
    <meta:document-statistic meta:object-count="19"/>
  </office:meta>
</office:document-meta>
</file>